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2264in"/>
    </style:style>
    <style:style style:name="co7" style:family="table-column">
      <style:table-column-properties fo:break-before="auto" style:column-width="1.124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  <table:table-cell office:value-type="string">
            <text:p>To Do By</text:p>
          </table:table-cell>
          <table:table-cell office:value-type="string">
            <text:p>Week One</text:p>
          </table:table-cell>
          <table:table-cell office:value-type="string">
            <text:p>Week Two</text:p>
          </table:table-cell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Everyone</text:p>
          </table:table-cell>
          <table:table-cell table:style-name="ce2" office:value-type="percentage" office:value="0.5">
            <text:p>50.00%</text:p>
          </table:table-cell>
          <table:table-cell/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office:value-type="string">
            <text:p>Bill</text:p>
          </table:table-cell>
          <table:table-cell table:number-columns-repeated="2"/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table:number-columns-repeated="2"/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table:number-columns-repeated="2"/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/>
          <table:table-cell office:value-type="string">
            <text:p>Pushed to Later</text:p>
          </table:table-cell>
          <table:table-cell/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Pushed Up</text:p>
          </table:table-cell>
          <table:table-cell/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5])" office:value-type="float" office:value="5">
            <text:p>5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4-10T11:50:05</dc:date>
    <dc:creator>Nicholas </dc:creator>
    <meta:editing-duration>PT13H7M48S</meta:editing-duration>
    <meta:editing-cycles>12</meta:editing-cycles>
    <meta:generator>LibreOffice/3.5$Linux_x86 LibreOffice_project/350m1$Build-2</meta:generator>
    <meta:document-statistic meta:table-count="3" meta:cell-count="90" meta:object-count="0"/>
  </office:meta>
</office:document-meta>
</file>